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191F9FBF1B4EA2AAF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Vladimir Script" svg:font-family="'Vladimir Script'" style:font-family-generic="script" style:font-pitch="variable"/>
    <style:font-face style:name="Vladimir Script1" svg:font-family="'Vladimir Script'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6cm" fo:min-width="12.423cm"/>
    </style:style>
    <style:style style:name="gr3" style:family="graphic" style:parent-style-name="standard">
      <style:graphic-properties draw:textarea-horizontal-align="justify" draw:textarea-vertical-align="middle" draw:auto-grow-height="false" fo:min-height="2.697cm" fo:min-width="27.49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7.1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svg:stroke-color="#aecf00" draw:fill-color="#66ff66" fo:min-height="3.106cm"/>
    </style:style>
    <style:style style:name="pr2" style:family="presentation" style:parent-style-name="Default-title" style:list-style-name="L1">
      <style:graphic-properties svg:stroke-color="#aecf00" draw:fill-color="#66ff66" fo:min-height="3.1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ff66"/>
      <style:text-properties fo:color="#00cc00" style:font-name="Vladimir Script1"/>
    </style:style>
    <style:style style:name="P3" style:family="paragraph">
      <loext:graphic-properties draw:fill-color="#66ff66"/>
      <style:paragraph-properties fo:text-align="center"/>
      <style:text-properties fo:color="#00cc00" style:font-name="Vladimir Script1" fo:font-size="44pt" style:letter-kerning="true" style:font-name-asian="Microsoft YaHei" style:font-size-asian="44pt" style:font-name-complex="Lucida Sans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nux Biolinum G1" fo:font-size="20pt" fo:font-weight="bold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color="#00cc00" style:font-name="Vladimir Script1" fo:font-size="44pt" style:letter-kerning="true" style:font-name-asian="Microsoft YaHei" style:font-size-asian="44pt" style:font-name-complex="Lucida Sans" style:font-size-complex="44pt"/>
    </style:style>
    <style:style style:name="T2" style:family="text">
      <style:text-properties fo:color="#ffffff" style:font-name="Linux Biolinum G1"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5.799cm" svg:height="3.106cm" svg:x="2.7cm" svg:y="1.094cm" presentation:class="title" presentation:user-transformed="true">
          <draw:text-box>
            <text:p text:style-name="P1"><text:span text:style-name="T1">home</text:span></text:p>
          </draw:text-box>
        </draw:frame>
        <draw:frame presentation:style-name="pr2" draw:text-style-name="P3" draw:layer="layout" svg:width="5.799cm" svg:height="3.106cm" svg:x="8.301cm" svg:y="1.094cm" presentation:class="title" presentation:user-transformed="true">
          <draw:text-box>
            <text:p text:style-name="P1"><text:span text:style-name="T1">about</text:span></text:p>
          </draw:text-box>
        </draw:frame>
        <draw:frame presentation:style-name="pr1" draw:text-style-name="P2" draw:layer="layout" svg:width="5.799cm" svg:height="3.106cm" svg:x="14.5cm" svg:y="1.2cm" presentation:class="title" presentation:user-transformed="true">
          <draw:text-box>
            <text:p text:style-name="P1"><text:span text:style-name="T1">projects</text:span></text:p>
          </draw:text-box>
        </draw:frame>
        <draw:frame presentation:style-name="pr1" draw:text-style-name="P2" draw:layer="layout" svg:width="5.799cm" svg:height="3.106cm" svg:x="20.2cm" svg:y="1.2cm" presentation:class="title" presentation:user-transformed="true">
          <draw:text-box>
            <text:p text:style-name="P1"><text:span text:style-name="T1">contact</text:span></text:p>
          </draw:text-box>
        </draw:frame>
        <draw:frame draw:style-name="gr1" draw:text-style-name="P4" draw:layer="layout" svg:width="21.166cm" svg:height="11.366cm" svg:x="3.734cm" svg:y="4.8cm">
          <draw:image xlink:href="Pictures/10000000000003E8000002191F9FBF1B4EA2AAFF.jpg" xlink:type="simple" xlink:show="embed" xlink:actuate="onLoad">
            <text:p/>
          </draw:image>
        </draw:frame>
        <draw:frame draw:style-name="gr2" draw:text-style-name="P5" draw:layer="layout" svg:width="12.923cm" svg:height="2.666cm" svg:x="6.277cm" svg:y="5.934cm">
          <draw:text-box>
            <text:p><text:span text:style-name="T2">“</text:span><text:span text:style-name="T2">It does not matter how slowly you go </text:span></text:p>
            <text:p><text:span text:style-name="T2"/></text:p>
            <text:p><text:span text:style-name="T2">so long as you do not stop” - Confucius</text:span></text:p>
          </draw:text-box>
        </draw:frame>
        <draw:custom-shape draw:style-name="gr3" draw:text-style-name="P1" draw:layer="layout" svg:width="27.999cm" svg:height="2.947cm" draw:transform="skewX (0.00366519142918809) rotate (0.00383972435438752) translate (0.001cm 18.106cm)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cm" svg:y1="7.4cm" svg:x2="18.6cm" svg:y2="7.4cm">
          <text:p/>
        </draw:line>
        <draw:custom-shape draw:style-name="gr5" draw:text-style-name="P1" draw:layer="layout" svg:width="7.6cm" svg:height="1.8cm" svg:x="1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Vladimir Script" svg:font-family="'Vladimir Script'" style:font-family-generic="script" style:font-pitch="variable"/>
    <style:font-face style:name="Vladimir Script1" svg:font-family="'Vladimir Script'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ffffff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svg:stroke-color="#66cc00" draw:marker-start-width="0.35cm" draw:marker-end-width="0.35cm" draw:stroke-linejoin="miter" svg:stroke-linecap="round" draw:fill="none" draw:fill-image-width="0cm" draw:fill-image-height="0cm" draw:textarea-vertical-align="middle" draw:shadow="visible" draw:shadow-offset-x="0.2cm" draw:shadow-offset-y="0.2cm" draw:shadow-color="#eeeee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9:07:16.631000000</meta:creation-date>
    <dc:date>2017-05-08T21:47:41.841000000</dc:date>
    <meta:editing-duration>PT26M43S</meta:editing-duration>
    <meta:editing-cycles>7</meta:editing-cycles>
    <meta:generator>LibreOffice/5.2.4.2$Windows_X86_64 LibreOffice_project/3d5603e1122f0f102b62521720ab13a38a4e0eb0</meta:generator>
    <meta:document-statistic meta:object-count="32"/>
  </office:meta>
</office:document-meta>
</file>